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6.2988in" svg:height="3.5429in" svg:x="4.9343in" svg:y="0.7846in">
            <draw:object draw:notify-on-update-of-ranges="Blad1.A2:Blad1.A41 Blad1.B1:Blad1.B1 Blad1.B2:Blad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tance (m)</text:p>
          </table:table-cell>
          <table:table-cell office:value-type="string" calcext:value-type="string">
            <text:p>Rx (dBm) (Tx = 20 dBm)</text:p>
          </table:table-cell>
          <table:table-cell office:value-type="string" calcext:value-type="string">
            <text:p>30 deg</text:p>
          </table:table-cell>
          <table:table-cell office:value-type="string" calcext:value-type="string">
            <text:p>60 deg</text:p>
          </table:table-cell>
          <table:table-cell office:value-type="string" calcext:value-type="string">
            <text:p>90 de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48.2" calcext:value-type="float">
            <text:p>-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48.1" calcext:value-type="float">
            <text:p>-48.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51.3" calcext:value-type="float">
            <text:p>-51.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54.8" calcext:value-type="float">
            <text:p>-54.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7.2" calcext:value-type="float">
            <text:p>-57.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4.5" calcext:value-type="float">
            <text:p>-54.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53" calcext:value-type="float">
            <text:p>-5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47.6" calcext:value-type="float">
            <text:p>-47.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7.3" calcext:value-type="float">
            <text:p>-47.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43.8" calcext:value-type="float">
            <text:p>-43.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3.4" calcext:value-type="float">
            <text:p>-43.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41" calcext:value-type="float">
            <text:p>-41</text:p>
          </table:table-cell>
          <table:table-cell office:value-type="float" office:value="-42.4" calcext:value-type="float">
            <text:p>-42.4</text:p>
          </table:table-cell>
          <table:table-cell office:value-type="float" office:value="-45.8" calcext:value-type="float">
            <text:p>-45.8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1.9" calcext:value-type="float">
            <text:p>-41.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42.8" calcext:value-type="float">
            <text:p>-42.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7.6" calcext:value-type="float">
            <text:p>-47.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9.6" calcext:value-type="float">
            <text:p>-49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0.6" calcext:value-type="float">
            <text:p>-50.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5.1" calcext:value-type="float">
            <text:p>-45.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1.6" calcext:value-type="float">
            <text:p>-41.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1.3" calcext:value-type="float">
            <text:p>-41.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6.7" calcext:value-type="float">
            <text:p>-46.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5.7" calcext:value-type="float">
            <text:p>-45.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1.3" calcext:value-type="float">
            <text:p>-41.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1.7" calcext:value-type="float">
            <text:p>-41.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2.8" calcext:value-type="float">
            <text:p>-42.8</text:p>
          </table:table-cell>
          <table:table-cell table:number-columns-repeated="2"/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5.6" calcext:value-type="float">
            <text:p>-35.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8.7" calcext:value-type="float">
            <text:p>-38.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3.9" calcext:value-type="float">
            <text:p>-33.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.6" calcext:value-type="float">
            <text:p>-36.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4.4" calcext:value-type="float">
            <text:p>-34.4</text:p>
          </table:table-cell>
          <table:table-cell table:number-columns-repeated="2"/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.7" calcext:value-type="float">
            <text:p>-32.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0.5" calcext:value-type="float">
            <text:p>-30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6.8" calcext:value-type="float">
            <text:p>-26.8</text:p>
          </table:table-cell>
          <table:table-cell office:value-type="float" office:value="-28.6" calcext:value-type="float">
            <text:p>-28.6</text:p>
          </table:table-cell>
          <table:table-cell office:value-type="float" office:value="-32" calcext:value-type="float">
            <text:p>-32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09:59:36.1411968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8:48:41.235401100</meta:creation-date>
    <dc:date>2025-11-27T09:57:30.586668900</dc:date>
    <meta:editing-duration>PT12M55S</meta:editing-duration>
    <meta:editing-cycles>2</meta:editing-cycles>
    <meta:generator>LibreOffice/25.2.7.2$Windows_X86_64 LibreOffice_project/5cbfd1ab6520636bb5f7b99185aa69bd7456825d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36cm" svg:y="4.198cm" style:legend-expansion="high" chart:style-name="ch2"/>
        <chart:plot-area chart:style-name="ch3" svg:x="3.115cm" svg:y="0.56cm" svg:width="13.085cm" svg:height="8.639cm">
          <chart:coordinate-region svg:x="3.886cm" svg:y="0.762cm" svg:width="12.112cm" svg:height="8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ad1.B2:Blad1.B41" chart:label-cell-address="Blad1.B1:Blad1.B1" chart:class="chart:scatter">
            <chart:domain table:cell-range-address="Blad1.A2:Blad1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x (dBm) (Tx = 20 dBm)</text:p>
                <draw:g>
                  <svg:desc>Blad1.B1:Blad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Blad1.A2:Blad1.A41</svg:desc>
                </draw:g>
              </table:table-cell>
              <table:table-cell office:value-type="float" office:value="-48.2">
                <text:p>-48.2</text:p>
                <draw:g>
                  <svg:desc>Blad1.B2:Blad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-48.1">
                <text:p>-4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-51.3">
                <text:p>-5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-54.8">
                <text:p>-5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-57.2">
                <text:p>-5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-47.6">
                <text:p>-4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-47.3">
                <text:p>-4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-43.8">
                <text:p>-4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-43.4">
                <text:p>-4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41.9">
                <text:p>-4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-47.6">
                <text:p>-4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-49.6">
                <text:p>-4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-50.6">
                <text:p>-5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-45.1">
                <text:p>-4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-41.6">
                <text:p>-4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41.3">
                <text:p>-4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-46.7">
                <text:p>-4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-45.7">
                <text:p>-4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-41.3">
                <text:p>-4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-41.7">
                <text:p>-4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-42.8">
                <text:p>-42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-35.6">
                <text:p>-35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-38.7">
                <text:p>-3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-34.4">
                <text:p>-3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-32.7">
                <text:p>-3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-26.8">
                <text:p>-2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7.2$Windows_X86_64 LibreOffice_project/5cbfd1ab6520636bb5f7b99185aa69bd745682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